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6238f0" officeooo:paragraph-rsid="00601caf"/>
    </style:style>
    <style:style style:name="T1" style:family="text">
      <style:text-properties officeooo:rsid="00649c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<text:span text:style-name="T1">Wyobraź sobie tik-tok I ogólnie social media jako taką platformę, taki jaki blob na który wrzucasz content, I robisz to dobrze to dostajesz zasięgi I pieniądze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0-30T16:35:45.922283668</dc:date>
    <meta:editing-duration>P1DT6H27M33S</meta:editing-duration>
    <meta:editing-cycles>60</meta:editing-cycles>
    <meta:document-statistic meta:table-count="0" meta:image-count="0" meta:object-count="0" meta:page-count="1" meta:paragraph-count="1" meta:word-count="26" meta:character-count="161" meta:non-whitespace-character-count="136"/>
  </office:meta>
</office:document-meta>
</file>